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ff"/>
    </style:style>
    <style:style style:name="P2" style:family="paragraph" style:parent-style-name="Standard">
      <style:text-properties fo:color="#0000ff" fo:language="de" fo:country="DE"/>
    </style:style>
    <style:style style:name="P3" style:family="paragraph" style:parent-style-name="Standard">
      <style:text-properties fo:color="#000000"/>
    </style:style>
    <style:style style:name="P4" style:family="paragraph" style:parent-style-name="Standard">
      <style:text-properties fo:color="#000000" fo:language="de" fo:country="DE"/>
    </style:style>
    <style:style style:name="P5" style:family="paragraph" style:parent-style-name="Standard">
      <style:text-properties fo:color="#000000" fo:language="tr" fo:country="TR"/>
    </style:style>
    <style:style style:name="P6" style:family="paragraph" style:parent-style-name="Standard">
      <style:text-properties fo:color="#000000" fo:language="de" fo:country="DE"/>
    </style:style>
    <style:style style:name="P7" style:family="paragraph" style:parent-style-name="Standard">
      <style:text-properties fo:color="#0000ff" fo:language="de" fo:country="DE"/>
    </style:style>
    <style:style style:name="T1" style:family="text">
      <style:text-properties fo:color="#0000ff"/>
    </style:style>
    <style:style style:name="T2" style:family="text">
      <style:text-properties fo:language="tr" fo:country="TR"/>
    </style:style>
    <style:style style:name="T3" style:family="text">
      <style:text-properties fo:language="de" fo:country="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26 </text:p>
      <text:p text:style-name="Standard"/>
      <text:p text:style-name="Standard"/>
      <text:p text:style-name="Standard"><text:tab/>Nein, wir müssen auch abschalten dürfen. Niemand ist verpflichtet, auf die umfassenden Ansprüche der modernen Kommunikationskultur einzugehen.</text:p>
      <text:p text:style-name="Standard"/>
      <text:p text:style-name="P1"><text:tab/>Hayır, ayrıca kapatabilmemiz gerekiyor. Hiç kimse modern iletişim kültürünün kapsamlı taleplerine cevap vermek zorunda değildir.</text:p>
      <text:p text:style-name="Standard"/>
      <text:p text:style-name="Standard"><text:tab/>Natürlich wollen wir per Handy vernetzt sein, aber eben dabei nicht den Überblick verlieren und nicht ständig in der Pflicht zur Kommunikation stehen.</text:p>
      <text:p text:style-name="Standard"/>
      <text:p text:style-name="P1"><text:tab/>Tabii ki, cep telefonuyla ağa bağlanmak istiyoruz, ancak bir şeylerin izini kaybetmek istemiyoruz ve sürekli iletişim kurmak zorunda değiliz.</text:p>
      <text:p text:style-name="P1"/>
      <text:p text:style-name="Standard"><text:tab/>Ein erster schritt kann es sein, Zeiten für die eigene Erreichbarkeit definieren. Denn: Wenn ich immer für alle erreichber bin, bin ich in Wahrheit nie voll und ganz für jemanden da.</text:p>
      <text:p text:style-name="Standard"/>
      <text:p text:style-name="P1"><text:tab/>İlk adım, kendi müsaitliğiniz için süreleri tanımlamak olabilir. Çünkü: Eğer herkes için her zaman müsaitsem, gerçekte asla biri için tam olarak orada olamam.</text:p>
      <text:p text:style-name="Standard"/>
      <text:p text:style-name="Standard"><text:tab/>Schalte ich hingegen beim Treffen mit Freunden das Handy einmal bewusst aus, erreich mich derjenige wirklich, der diesen Moment mit mir teilt.</text:p>
      <text:p text:style-name="Standard"/>
      <text:p text:style-name="P1"><text:tab/>Öte yandan, arkadaşlarla buluşurken bilinçli olarak cep telefonunu kapatırsam, bu anı benimle paylaşan kişi gerçekten bana ulaşacaktır.</text:p>
      <text:p text:style-name="Standard"/>
      <text:p text:style-name="Standard"><text:tab/>Es bedarf der gelegentlichen Sendepause, um auf Information Kommunikation folgen zu lassen.</text:p>
      <text:p text:style-name="Standard"/>
      <text:p text:style-name="Standard"><text:tab/><text:span text:style-name="T1">İletimde ara sıra duraklama, iletişimin bilgileri takip etmesine izin vermek için gereklidir.</text:span></text:p>
      <text:p text:style-name="Standard"/>
      <text:p text:style-name="Standard"><text:tab/>Schließlich muss der Mensch verarbeiten können, was auf ihn zukommt.</text:p>
      <text:p text:style-name="Standard"/>
      <text:p text:style-name="Standard"><text:tab/><text:span text:style-name="T1">Sonuçta, insanlar kendileri için depoda olanı işleyebilmelidir.</text:span></text:p>
      <text:p text:style-name="Standard"/>
      <text:p text:style-name="Standard"><text:tab/>Hat er dazu im Dauerfeuer der Botschaften keine Zeit, fällt die Information ins Nichts. Es ist daher wichtig, Platz im Kopf und Zeit zum Denken zu schaffen.</text:p>
      <text:p text:style-name="Standard"/>
      <text:p text:style-name="P1"><text:tab/>Sürekli mesajların ateşi içinde bunu yapacak vakti yoksa bilgi hiçbir yere düşmez. Bu nedenle kafanızda yer ve düşünmek için zaman yaratmak önemlidir.</text:p>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St.50 A</text:p>
      <text:p text:style-name="P3"/>
      <text:p text:style-name="P3">Christian Püttjer weiß, was Personaler wollen.</text:p>
      <text:p text:style-name="P1">Christian, İK yöneticilerinin ne istediğini biliyor.</text:p>
      <text:p text:style-name="P3"/>
      <text:p text:style-name="P3">Seit über 15 Jahren vermittelt er in Seminaren und Büchern sein Wissen r<text:span text:style-name="T3">u</text:span>nd um das Them<text:span text:style-name="T3">a</text:span> "Bewerbung".</text:p>
      <text:p text:style-name="P1">15 yılı aşkın bir süredir "uygulama" konusundaki bilgilerini seminer ve kitaplarda aktarmaktadır.</text:p>
      <text:p text:style-name="P3"/>
      <text:p text:style-name="P3">Zum Beispiel hat er beobachtet, dass Soft Skills bei Unternehmen einen ähnlichen Stellenwert einnehmen wie fachliche Kenntnisse.</text:p>
      <text:p text:style-name="P1">Örneğin, yumuşak becerilerin şirketler için teknik bilgi gibi ayn<text:span text:style-name="T2">ı</text:span> önem<text:span text:style-name="T2">de</text:span> olduğunu gözlemlemiştir.</text:p>
      <text:p text:style-name="P3"/>
      <text:p text:style-name="P3">Wer sich auf eine Stellenanzeige bewerbe, sollte deshalb zunächst ganz genau den Text analysieren und akribisch alle geforderten Hard und Soft Skills herausfinden.</text:p>
      <text:p text:style-name="P1">Bu nedenle, bir iş ilanına başvuran herkes, öncelikle metni çok dikkatli ve titizlikle incelemeli ve gerekli tüm sert ve yumuşak becerileri bulmalıdır.</text:p>
      <text:p text:style-name="P3"/>
      <text:p text:style-name="P4">Das sei die Grundvoraussetzungen für eine überzeugende Mappe.</text:p>
      <text:p text:style-name="P2">İkna edici bir portföy için temel gereksinim budur.</text:p>
      <text:p text:style-name="P4"/>
      <text:p text:style-name="P4">Für das Anschreiben rät er: "Fachliche Fähigkeiten stichwortartig aufzählen, Soft Skills lieber beschreiben". Dabei warnt Püttjer floskelhaften Behauptungen.</text:p>
      <text:p text:style-name="P2">Kapak mektubu için şu tavsiyede bulunuyor: "Teknik becerileri anahtar kelimelerle listeleyin, <text:s/>yumuşak becerileri ise tanımlayın". Püttjer boş ifadeler konusunda uyarıyor.</text:p>
      <text:p text:style-name="P4"/>
      <text:p text:style-name="P4">Gerade im ersten Schritt der Bewerbung sei es geschickt, die Soft Skills passgenau aufzuzeigen, um die Personalabteilung neugierig zu stimmen.</text:p>
      <text:p text:style-name="P2">Özellikle uygulamanın ilk adımında İK departmanının merak<text:span text:style-name="T2">ını</text:span> uyandırması için sosyal becerilerin tam olarak belirlenmesi tavsiye edilir.</text:p>
      <text:p text:style-name="P4"/>
      <text:p text:style-name="P5">Angaben w<text:span text:style-name="T3">ie: „ich bin teamfähig, kommunikativ und belastbar“ bringen den Bewerber nicht weiter.</text:span></text:p>
      <text:p text:style-name="P2">"Ben bir takım oyuncusuyum, iletişimsel ve esnekim" gibi bilgiler başvuru sahibine daha fazla yardımcı olmaz.</text:p>
      <text:p text:style-name="P4"/>
      <text:p text:style-name="P4">Besser sind beispielhafte Situationen, in denen man die gewünschten Schlüsselqualifikationen bereits eingesetzt hat. </text:p>
      <text:p text:style-name="P2">İstenen anahtar niteliklerin halihazırda kullanıldığı örnek durumlar daha iyidir.</text:p>
      <text:p text:style-name="P4"/>
      <text:p text:style-name="P4">Fordert die Stellenanzeige Teamfähigkeit, könnte man schreiben: „ich habe in meinem Praktikum im Team gearbeitet und mit anderen Referenten Wettbewerberanalysen erstellt.“</text:p>
      <text:p text:style-name="P2">İş ilanı bir ekip halinde çalışma becerisi gerektiriyorsa, "Stajım sırasında bir ekipte çalıştım ve diğer konuşmacılarla rakip analizleri hazırladım" yazabilirsiniz.</text:p>
      <text:p text:style-name="P4"/>
      <text:p text:style-name="P4">Auch im Lebenslauf darf es Beispiele für Soft Skills geben. „ Mann sollte nicht bloß Situationen wie Praktikum, Aushilfstätigkeit oder Ehrenamt auflisten“, sagt Pütter, „besser ist es einen tätigkeitsbezogenes Lebenslauf schreiben“</text:p>
      <text:p text:style-name="P2">Özgeçmişte yumuşak beceri örnekleri de olabilir. Pütter, "Sadece staj, geçici çalışma veya gönüllülük gibi durumları listelememelisiniz," diyor, "işle ilgili bir özgeçmiş yazmak daha iyidir" </text:p>
      <text:p text:style-name="P4"/>
      <text:p text:style-name="P4">Dabei geht es darum, jeweils drei bis fünf Tätigkeiten anzugeben, die man in einzelnen Situationen ausgeführt hat.</text:p>
      <text:p text:style-name="P2"><text:soft-page-break/>Amaç, bireysel durumlarda gerçekleştirdiğiniz üç ila beş aktiviteyi belirtmektir.</text:p>
      <text:p text:style-name="P4"/>
      <text:p text:style-name="P4">„Wenn jemand Mitglied einer Studentenorganisation war, lässt man das nicht bloß so stehen. Besser ist es zu schreiben, dass man Versammlungen organisiert, Vorträge gehalten und Verhandlungen geführt hat“</text:p>
      <text:p text:style-name="P2">“Birisi bir öğrenci örgütünün üyesiyse, onu öylece orada bırakmazsınız. Toplantıların, konferansların, müzakerelerin düzenlendiğini yazmak daha iyidir "</text:p>
      <text:p text:style-name="P4"/>
      <text:p text:style-name="P4">St.50 B</text:p>
      <text:p text:style-name="P4"/>
      <text:p text:style-name="P4">Im Rahmen einer Bewerbung könne Sie zu einem Assessment Center (AC) eingeladen werden.</text:p>
      <text:p text:style-name="P2">Bir başvurunun parçası olarak, bir Değerlendirme Merkezine (AC) davet edilebilirsiniz.</text:p>
      <text:p text:style-name="P4"/>
      <text:p text:style-name="P4">Das AC verfolgt das Ziel, herauszufinden, wie Sie sich im bestimmten Situationen verhalten.</text:p>
      <text:p text:style-name="P2">AC'nin amacı, belirli durumlarda nasıl davrandığınızı bulmaktır.</text:p>
      <text:p text:style-name="P4"/>
      <text:p text:style-name="P4">Dazu werden verschiedene Beobachter eingesetzt, die Ihr Verhalten bewerten.</text:p>
      <text:p text:style-name="P2">Davranışınızı değerlendirmek için çeşitli gözlemciler kullanılır.</text:p>
      <text:p text:style-name="P4"/>
      <text:p text:style-name="P4">Die Ergebnisse werden dann mit den Anforderungen des Unternehmens verglichen.</text:p>
      <text:p text:style-name="P2">Sonuçlar daha sonra şirketin gereksinimleriyle karşılaştırılır.</text:p>
      <text:p text:style-name="P4"/>
      <text:p text:style-name="P4">So kann es sein, dass ein innovativer Charakter gesucht wird, der durchsetzungsstark ist und neuen Wind in ein (zu) eingespieltes Team mitbringt.</text:p>
      <text:p text:style-name="P2">Bu nedenle, iddialı ve (fazla) köklü bir ekibe yeni bir rüzgar getiren yenilikçi bir karakter aranıyor olabilir.</text:p>
      <text:p text:style-name="P4"/>
      <text:p text:style-name="P4">So können Sie sich vorbereiten: informieren Sie sich ausführlich über das Unternehmen und seine-AC Politik, etwa über Kommilitonen, Karrieremagazine und Webseiten.</text:p>
      <text:p text:style-name="P2">Şu şekilde hazırlanabilirsiniz: Örneğin diğer öğrenciler, kariyer dergileri ve web siteleri aracılığıyla şirket ve AC politikası hakkında daha fazla bilgi edinin.</text:p>
      <text:p text:style-name="P4"/>
      <text:p text:style-name="P4">Halten Sie sich auf dem Laufenden über das Tagesgeschehen, oft wird aktuelles Wissen abgefragt.</text:p>
      <text:p text:style-name="P2">Güncel olaylardan haberdar olun, güncel bilgiler sıklıkla istenir.</text:p>
      <text:p text:style-name="P4"/>
      <text:p text:style-name="P4">Verschaffen Sie sich einen Überblick zu typischen AC-Fragen, etwa durch spezielle Ratgeberbücher.</text:p>
      <text:p text:style-name="P2">Örneğin özel tavsiye kitapları aracılığıyla, tipik AC sorularına genel bir bakış edinin.</text:p>
      <text:p text:style-name="P4"/>
      <text:p text:style-name="P4">Sehen Sie dem AC ruhig und gelassen mit dem Bewusstsein entgegen, dass Sie hier nur lernen können.</text:p>
      <text:p text:style-name="P2">Sadece burada öğrenebileceğinizi bilerek, AC ile sakin ve sakin bir şekilde yüzleşin.</text:p>
      <text:p text:style-name="P4"/>
      <text:p text:style-name="P4">Die jeweils unterschiedlichen Prioritäten in den Assessment Centern sind gut für Sie, denn diese bedeuten, dass Sie in einem AC durchfallen können, in einem anderen aber gute Chancen haben.</text:p>
      <text:p text:style-name="P2">Değerlendirme merkezlerindeki farklı öncelikler sizin için iyidir, çünkü bunlar bir AC'de başarısız olabileceğiniz, ancak diğerinde şansınızın yüksek olduğu anlamına gelir.</text:p>
      <text:p text:style-name="P4"/>
      <text:p text:style-name="P4">In jedem Fall ist jedes AC lehrreich, denn Sie lernen mehr über Ihre stärken und Schwächen und können fortan besser damit umgehen.</text:p>
      <text:p text:style-name="P2">Her durumda, her AC öğreticidir çünkü güçlü ve zayıf yönleriniz hakkında daha fazla şey öğreneceksiniz ve bundan sonra onlarla daha iyi başa çıkabileceksiniz.</text:p>
      <text:p text:style-name="P4"><text:soft-page-break/></text:p>
      <text:p text:style-name="P4">Nach einem AC ohne Stellenangebot sollten Sie deshalb um ein Feedback bitten, was Ihnen meist auch gerne gegeben wird.</text:p>
      <text:p text:style-name="P2">Bu nedenle, iş teklifi olmayan bir AC'den sonra, genellikle size verilen geri bildirim istemelisiniz.</text:p>
      <text:p text:style-name="P4"/>
      <text:p text:style-name="P4">Das AC beinhaltet in der Regel verschiedene Abschnitte. Dazu gehören neben Einzelinterviews auch Rollenspiele, Selbstpräsentation, Persönlichkeits- und Konzentrationstests sowie Tests zur Überprüfung kognitiver Fähigkeiten und Gruppendiskussion.</text:p>
      <text:p text:style-name="P2">AC genellikle farklı bölümler içerir. Bireysel görüşmelere ek olarak, bu aynı zamanda rol oynama, kendini sunum, kişilik ve konsantrasyon testlerinin yanı sıra bilişsel yetenekleri ve grup tartışmalarını kontrol etmeye yönelik testleri de içerir.</text:p>
      <text:p text:style-name="P4"/>
      <text:p text:style-name="P4"/>
      <text:p text:style-name="P4">Legendär ist die Postkorbübung, bei der Sie Wichtiges von Unwichtigem trennen sollen. Die Übung gibt es auch in einer E-Mail Variante.</text:p>
      <text:p text:style-name="P2">Önemliyi önemsizden ayırmanız gereken gelen kutusu alıştırması efsanedir. Egzersiz ayrıca bir E-posta sürümünde de mevcuttu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32M1S</meta:editing-duration>
    <meta:editing-cycles>9</meta:editing-cycles>
    <meta:generator>OpenOffice/4.1.11$Win32 OpenOffice.org_project/4111m1$Build-9808</meta:generator>
    <dc:date>2022-01-03T20:42:58.24</dc:date>
    <meta:document-statistic meta:table-count="0" meta:image-count="0" meta:object-count="0" meta:page-count="4" meta:paragraph-count="71" meta:word-count="1138" meta:character-count="8433"/>
    <meta:user-defined meta:name="Info 1"/>
    <meta:user-defined meta:name="Info 2"/>
    <meta:user-defined meta:name="Info 3"/>
    <meta:user-defined meta:name="Info 4"/>
  </office:meta>
</office:document-meta>
</file>